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45cm" fo:min-width="1.85cm"/>
    </style:style>
    <style:style style:name="gr2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5.25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9.9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3.45cm"/>
    </style:style>
    <style:style style:name="gr6" style:family="graphic" style:parent-style-name="objectwithoutfill">
      <style:graphic-properties draw:marker-start="Arrow" draw:marker-end="Arrow" draw:fill="solid" draw:textarea-vertical-align="midd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0.6cm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0.35cm"/>
    </style:style>
    <style:style style:name="gr9" style:family="graphic" style:parent-style-name="standard">
      <style:graphic-properties draw:textarea-horizontal-align="justify" draw:textarea-vertical-align="middle" draw:auto-grow-height="false" fo:min-height="2.35cm" fo:min-width="0.3cm"/>
    </style:style>
    <style:style style:name="gr10" style:family="graphic" style:parent-style-name="objectwithoutfill">
      <style:graphic-properties draw:marker-start="Arrow" draw:marker-end="Arrow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7cm" fo:min-width="3.4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35cm" svg:height="0.7cm" svg:x="7.4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0.5cm" svg:x="4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45cm" svg:height="0.7cm" svg:x="3.75cm" svg:y="7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3.95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4.551cm" svg:y="8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5.151cm" svg:y="8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5.851cm" svg:y="8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6.451cm" svg:y="8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7.052cm" svg:y="8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7.652cm" svg:y="8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8.352cm" svg:y="8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9.051cm" svg:y="8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9.652cm" svg:y="8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0.252cm" svg:y="8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0.952cm" svg:y="8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1.651cm" svg:y="8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252cm" svg:y="8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852cm" svg:y="8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3.552cm" svg:y="8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95cm" svg:height="0.25cm" svg:x="10.25cm" svg:y="7.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3cm" svg:y1="9.1cm" svg:x2="14.2cm" svg:y2="9.1cm">
          <text:p text:style-name="P3">80</text:p>
        </draw:line>
        <draw:line draw:style-name="gr6" draw:text-style-name="P4" draw:layer="layout" svg:x1="3.95cm" svg:y1="9.55cm" svg:x2="14.2cm" svg:y2="9.55cm">
          <text:p text:style-name="P3">182</text:p>
        </draw:line>
        <draw:custom-shape draw:style-name="gr7" draw:text-style-name="P3" draw:layer="layout" svg:width="1.1cm" svg:height="1.8cm" svg:x="3.75cm" svg:y="6.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5cm" svg:height="3cm" svg:x="9.2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45cm" svg:height="0.7cm" svg:x="3.75cm" svg:y="15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3.95cm" svg:y="15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4.551cm" svg:y="15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5.151cm" svg:y="15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5.851cm" svg:y="15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6.451cm" svg:y="15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7.05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7.65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8.35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9.051cm" svg:y="15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9.65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0.25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0.95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1.651cm" svg:y="15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25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85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3.55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45cm" svg:height="0.7cm" svg:x="3.75cm" svg:y="11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3.95cm" svg:y="1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4.551cm" svg:y="12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5.151cm" svg:y="12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5.851cm" svg:y="12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6.451cm" svg:y="12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7.052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7.652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8.352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9.051cm" svg:y="12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9.652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0.252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0.952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1.651cm" svg:y="12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252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852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3.552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8cm" svg:height="2.6cm" svg:x="3.75cm" svg:y="12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3.951cm" svg:y="14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3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3.952cm" svg:y="1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3.952cm" svg:y="12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8cm" svg:height="2.6cm" svg:x="13.4cm" svg:y="12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13.601cm" svg:y="14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3.60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3.602cm" svg:y="1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3.602cm" svg:y="12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5.05cm" svg:y1="12.05cm" svg:x2="15.1cm" svg:y2="16cm">
          <text:p/>
        </draw:line>
        <draw:frame draw:style-name="gr11" draw:text-style-name="P5" draw:layer="layout" svg:width="1.205cm" svg:height="0.962cm" svg:x="15.55cm" svg:y="13.5cm">
          <draw:text-box>
            <text:p>74</text:p>
          </draw:text-box>
        </draw:frame>
        <draw:custom-shape draw:style-name="gr8" draw:text-style-name="P3" draw:layer="layout" svg:width="0.85cm" svg:height="3cm" svg:x="7.2cm" svg:y="4.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0.5cm" svg:y1="6.6cm" svg:x2="10.5cm" svg:y2="7.75cm">
          <text:p/>
        </draw:line>
        <draw:line draw:style-name="gr10" draw:text-style-name="P4" draw:layer="layout" svg:x1="10.5cm" svg:y1="5.3cm" svg:x2="10.5cm" svg:y2="6.45cm">
          <text:p/>
        </draw:line>
        <draw:frame draw:style-name="gr11" draw:text-style-name="P5" draw:layer="layout" svg:width="1.205cm" svg:height="0.962cm" svg:x="10.845cm" svg:y="5.438cm">
          <draw:text-box>
            <text:p>20</text:p>
          </draw:text-box>
        </draw:frame>
        <draw:frame draw:style-name="gr11" draw:text-style-name="P5" draw:layer="layout" svg:width="1.205cm" svg:height="0.962cm" svg:x="10.845cm" svg:y="6.65cm">
          <draw:text-box>
            <text:p>20</text:p>
          </draw:text-box>
        </draw:frame>
        <draw:custom-shape draw:style-name="gr12" draw:text-style-name="P3" draw:layer="layout" svg:width="3.95cm" svg:height="3.95cm" svg:x="10.2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10.3cm" svg:y="1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1cm" svg:y="1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1.699cm" svg:y="12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3cm" svg:y="1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9cm" svg:y="1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3.6cm" svg:y="1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0.301cm" svg:y="1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1.001cm" svg:y="1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1.7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301cm" svg:y="1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901cm" svg:y="1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3.601cm" svg:y="1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0.30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1.00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1.7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30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90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3.60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0.302cm" svg:y="13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1.002cm" svg:y="13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1.701cm" svg:y="13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302cm" svg:y="13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902cm" svg:y="13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3.602cm" svg:y="13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0.302cm" svg:y="1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1.002cm" svg:y="1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1.701cm" svg:y="14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302cm" svg:y="1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902cm" svg:y="1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3.602cm" svg:y="1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0.302cm" svg:y="15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1.002cm" svg:y="15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1.701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302cm" svg:y="15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2.902cm" svg:y="15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3.602cm" svg:y="15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2:17:54.620098271</meta:creation-date>
    <dc:date>2021-02-20T18:19:36.297239768</dc:date>
    <meta:editing-duration>PT5H51M32S</meta:editing-duration>
    <meta:editing-cycles>3</meta:editing-cycles>
    <meta:generator>LibreOffice/6.4.6.2$Linux_X86_64 LibreOffice_project/40$Build-2</meta:generator>
    <meta:document-statistic meta:object-count="112"/>
  </office:meta>
</office:document-meta>
</file>